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center"/>
    </style:style>
    <style:style style:name="P6" style:family="paragraph">
      <style:paragraph-properties fo:line-height="100.00%" fo:text-align="left"/>
    </style:style>
    <style:style style:name="P7" style:family="paragraph">
      <style:paragraph-properties fo:line-height="100.00%" fo:text-align="center"/>
    </style:style>
    <style:style style:name="P8" style:family="paragraph">
      <style:paragraph-properties fo:line-height="100.00%" fo:text-align="left"/>
    </style:style>
  </office:automatic-styles>
  <office:body>
    <office:text>
      <text:p text:style-name="P1"><text:span text:style-name="T1">SAE 1.02 : COMPTE-RENDU</text:span></text:p>
      <text:p text:style-name="P2"><text:span text:style-name="T2"><text:tab/></text:span></text:p>
      <text:p text:style-name="P3"><text:span text:style-name="T3">Fonctionnalités :</text:span></text:p>
      <text:p text:style-name="P4"><text:span text:style-name="T4"/></text:p>
      <text:p text:style-name="P4"><text:span text:style-name="T5">Partie 1 :</text:span></text:p>
      <text:p text:style-name="P4"><text:span text:style-name="T6"/></text:p>
      <text:p text:style-name="P4"><text:span text:style-name="T7"><text:tab/>Gestion des devis à travers les files, permet l’ajout d’un devis dans l’ordre alphabétique et la suppression du premier devis d’une file.</text:span></text:p>
      <text:p text:style-name="P4"><text:span text:style-name="T7"><text:tab/></text:span></text:p>
      <text:p text:style-name="P4"><text:span text:style-name="T7"><text:tab/>Permet l’affichage de l’ensemble des devis pour chaque type de travaux ainsi que l’affichage du devis d’une entreprise donné pour un type de travaux donné.</text:span></text:p>
      <text:p text:style-name="P4"><text:span text:style-name="T7"><text:tab/></text:span></text:p>
      <text:p text:style-name="P4"><text:span text:style-name="T8"/></text:p>
      <text:p text:style-name="P4"><text:span text:style-name="T9">Partie 2 :</text:span></text:p>
      <text:p text:style-name="P4"><text:span text:style-name="T10"/></text:p>
      <text:p text:style-name="P4"><text:span text:style-name="T11"><text:tab/>Tri des entreprise par coût puis capital, garde uniquement le meilleur devis d’une liste (devis le moins cher, puis celui de l’entreprise avec le capital le plus haut si deux devis ont le même prix).</text:span></text:p>
      <text:p text:style-name="P4"><text:span text:style-name="T11"><text:tab/></text:span></text:p>
      <text:p text:style-name="P4"><text:span text:style-name="T12"/></text:p>
      <text:p text:style-name="P4"><text:span text:style-name="T13">Partie 3 :</text:span></text:p>
      <text:p text:style-name="P4"><text:span text:style-name="T14"/></text:p>
      <text:p text:style-name="P4"><text:span text:style-name="T15"><text:tab/>Gestion des tâches à travers les listes, permet de gérer les priorités entre les tâches, et ainsi éviter les boucles dans l'ordre de priorité.</text:span><text:span text:style-name="T16"/></text:p>
      <text:p text:style-name="P4"><text:span text:style-name="T17"><text:tab/></text:span></text:p>
      <text:p text:style-name="P4"><text:span text:style-name="T18"/></text:p>
      <text:p text:style-name="P4"><text:span text:style-name="T19">Partie 4 :</text:span></text:p>
      <text:p text:style-name="P4"><text:span text:style-name="T20"/></text:p>
      <text:p text:style-name="P4"><text:span text:style-name="T21"><text:tab/>Affichage et tri des tâches dans l’ordre optimal d’exécution <text:tab/>(commencement au plus tôt)</text:span></text:p>
      <text:p text:style-name="P4"><text:span text:style-name="T21"><text:tab/>Calcul de la durée du projet complet.</text:span></text:p>
      <text:p text:style-name="P4"><text:span text:style-name="T21"><text:tab/>Lister les tâches restantes à une date donnée.</text:span></text:p>
      <text:p text:style-name="P4"><text:span text:style-name="T22"/></text:p>
      <text:p text:style-name="P4"><text:span text:style-name="T22"/></text:p>
      <text:p text:style-name="P4"><text:span text:style-name="T22"/></text:p>
      <text:p text:style-name="P5"><text:span text:style-name="T23">Algorithmes de tris :</text:span></text:p>
      <text:p text:style-name="P6"><text:span text:style-name="T24"/></text:p>
      <text:p text:style-name="P6"><text:span text:style-name="T25"><text:tab/>Pour réaliser cette application, nous avons mis en oeuvre deux algorithmes de tris différents. Pour trier les dates de début des tâches, nous avons utilisé un tri fusion afin de privilégier le temps d'éxecution, étant un des algorithmes de tri les plus efficaces pour des ensembles de données de taille modérée à grande.</text:span></text:p>
      <text:p text:style-name="P6"><text:span text:style-name="T25"><text:tab/>Pour trier les devis, nous avons utilisé un tri par sélection, nous avons donc ici privilégier la simplicité.</text:span></text:p>
      <text:p text:style-name="P7"><text:span text:style-name="T26"/></text:p>
      <text:p text:style-name="P7"><text:span text:style-name="T27">Algorithmes de recherches :</text:span></text:p>
      <text:p text:style-name="P7"><text:span text:style-name="T28"/></text:p>
      <text:p text:style-name="P8"><text:span text:style-name="T29"><text:tab/>Pour les algorithmes de recherches, nous avons uniquement utilisé des recherches linéaires parcourant donc élément par élément afin de simplifier le code.</text:span></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1"><text:tab/></text:span></text:p>
      <text:p text:style-name="P8"><text:span text:style-name="T32"/></text:p>
      <text:p text:style-name="P8"><text:span text:style-name="T32"/></text:p>
      <text:p text:style-name="P8"><text:span text:style-name="T32"/></text:p>
      <text:p text:style-name="P8"><text:span text:style-name="T32"/></text:p>
      <text:p text:style-name="P8"><text:span text:style-name="T3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